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P1" style:family="paragraph" style:parent-style-name="Header_20_left">
      <style:text-properties fo:font-size="10pt" style:font-size-asian="10pt" style:font-size-complex="10pt"/>
    </style:style>
    <style:style style:name="P2" style:family="paragraph" style:parent-style-name="p">
      <style:paragraph-properties fo:text-align="start" style:justify-single-word="false"/>
      <style:text-properties style:font-name="Times New Roman" fo:font-size="11pt"/>
    </style:style>
    <style:style style:name="P3" style:family="paragraph" style:parent-style-name="Title-chapter" style:master-page-name="Standard">
      <style:paragraph-properties style:page-number="auto"/>
    </style:style>
    <style:style style:name="T1" style:family="text">
      <style:text-properties style:font-name="Times New Roman" fo:font-size="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Laoreet non, dignissim lectus</text:h>
      <text:p text:style-name="p">Nam scelerisque, dui at sollicitudin gravida, mauris sapien congue leo, ut elementum ipsum nisi at ante. Phasellus volutpat ipsum. Maecenas ut erat. Proin rutrum pulvinar purus. Aenean molestie. Aenean eget velit. Fusce urna velit, facilisis vel, luctus a, condimentum ut, orci. Morbi consectetuer, dolor ac condimentum feugiat, nisi diam pulvinar mi, et commodo erat purus non mauris. Vestibulum quis tortor at nisi gravida tincidunt. Morbi aliquam quam in quam. Integer vulputate urna vitae nisl. Sed aliquet pede at leo. Integer ac metus. Sed sed odio sed purus tempus gravida. Sed ac quam ut risus suscipit vulputate. Fusce et tellus sit amet ligula dapibus condimentum.</text:p>
      <text:p text:style-name="h1">Phasellus ac ipsum. </text:p>
      <text:p text:style-name="bq1">Integer mollis dui at eros. Praesent et felis. Sed odio orci, eleifend vel, porttitor ut, pharetra accumsan, tortor. Proin augue tortor, rhoncus ut, hendrerit quis, cursus eget, nulla. Fusce rutrum orci in orci. Phasellus placerat scelerisque velit.<text:note text:id="ftn1" text:note-class="footnote"><text:note-citation>1</text:note-citation><text:note-body><text:p text:style-name="p">Vestibulum ante ipsum primis in faucibus</text:p></text:note-body></text:note> </text:p>
      <text:p text:style-name="p"><text:bookmark-start text:name="bookmark1"/>Vestibulum ante ipsum primis in faucibus orci luctus et ultrices posuere cubilia Curae; In mauris risus, ultricies cong<text:bookmark-end text:name="bookmark1"/>ue, mattis elementum, faucibus mattis, nisi. Nunc accumsan molestie nibh. Pellentesque habitant morbi tristique senectus et netus et malesuada fames ac turpis egestas. Sed eros. Sed non ligula eu neque gravida sodales. </text:p>
      <text:p text:style-name="p"><text:span text:style-name="i-b">Table x</text:span></text:p>
      <table:table table:name="Table1" table:style-name="Table1">
        <table:table-column table:style-name="Table1.A"/>
        <table:table-column table:style-name="Table1.B"/>
        <table:table-row>
          <table:table-cell table:style-name="Table1.A1" office:value-type="string">
            <text:list text:style-name="li1b">
              <text:list-item>
                <text:p text:style-name="li1b">Maecenas malesuada, quam sed egestas lacinia, dui turpis hendrerit tortor, vitae blandit arcu nunc in neque. </text:p>
              </text:list-item>
              <text:list-item>
                <text:p text:style-name="li1b">E<text:span text:style-name="T1">tiam ac quam vitae libero mattis sagittis. Quisque semper. </text:span></text:p>
              </text:list-item>
              <text:list-item>
                <text:p text:style-name="li1b">Vestibulum porta elementum magna. Phasellus ac nisl et pede lobortis vehicula.</text:p>
              </text:list-item>
            </text:list>
          </table:table-cell>
          <table:table-cell table:style-name="Table1.B1" office:value-type="string">
            <text:p text:style-name="P2"><text:bookmark-start text:name="bookmark3"/><text:bookmark-start text:name="bookmark2"/>Phasellus<text:bookmark-end text:name="bookmark3"/><text:bookmark-end text:name="bookmark2"/> suscipit dui nec erat. Donec eleifend lectus et ipsum. Donec aliquet. Maecenas eget urna. Praesent leo sem, tincidunt hendrerit, rutrum eu, placerat non, nisi. Donec magna. Nullam cursus arcu imperdiet quam. Donec faucibus elementum quam. In hac habitasse platea dictumst. Integer ut justo. Suspendisse bibendum tristique purus.</text:p>
          </table:table-cell>
        </table:table-row>
      </table:table>
      <text:p text:style-name="h2">Quisque nec nulla ac mi suscipit condimentum. </text:p>
      <text:p text:style-name="p">Vestibulum mollis suscipit arcu. Etiam placerat libero. Aenean nulla sapien, pellentesque et, pulvinar ut, condimentum euismod, neque. Vivamus vehicula elementum velit. Nullam in sem. Nam metus ipsum, faucibus ut, imperdiet eu, pharetra at, odio. Phasellus suscipit dui nec erat. Donec eleifend lectus et ipsum. Donec aliquet. Maecenas eget urna. Praesent leo sem, tincidunt hendrerit, rutrum eu, placerat non, nisi. Donec magna. Nullam cursus arcu imperdiet quam. </text:p>
      <text:list text:style-name="li1n">
        <text:list-item text:start-value="1">
          <text:p text:style-name="li1n">Donec faucibus elementum quam. </text:p>
        </text:list-item>
      </text:list>
      <text:list text:style-name="li2i">
        <text:list-item text:start-value="1">
          <text:p text:style-name="li2i">In hac habitasse platea dictumst. </text:p>
        </text:list-item>
        <text:list-item>
          <text:p text:style-name="li2i">Integer ut justo. </text:p>
        </text:list-item>
      </text:list>
      <text:list text:style-name="li1n" text:continue-numbering="true">
        <text:list-item>
          <text:p text:style-name="li1n">Suspendisse bibendum tristique purus.</text:p>
        </text:list-item>
      </text:list>
      <text:p text:style-name="p">Duis porttitor euismod est. Pellentesque imperdiet, nibh id iaculis bibendum, turpis ipsum hendrerit sem, ac <text:soft-page-break/>semper ante velit non nibh. Duis sed mauris ut dolor euismod blandit. Sed eget odio. Suspendisse potenti. </text:p>
      <text:p text:style-name="h2">Vivamus sollicitudin commodo enim. </text:p>
      <text:p text:style-name="p">Praesent tellus lacus, accumsan sit amet, lobortis sed, aliquet ut, tellus. Nullam aliquam luctus ligula. Integer posuere semper erat. Nam varius. Vestibulum ante ipsum primis in faucibus orci luctus et ultrices posuere cubilia Curae;</text:p>
      <text:p text:style-name="p">Maecenas sollicitudin turpis <text:s/>nisi. Vivamus ut orci et quam hendrerit adipiscing. Nunc imperdiet. Vivamus tempus, ipsum sit amet ultricies viverra, mi nisi pulvinar sapien, eu lobortis libero nisi id risus. Vivamus vitae lacus. In hac habitasse platea dictumst. </text:p>
      <text:p text:style-name="h3">Vivamus libero pede, congue eu, posuere </text:p>
      <text:p text:style-name="dt1">volutpat, congue et, nisi.</text:p>
      <text:p text:style-name="dd1"><text:s/>Integer interdum placerat leo. Integer iaculis consectetuer lacus. Aenean massa. Duis blandit quam quis lectus. </text:p>
      <text:p text:style-name="dt1">Aenean et neque. </text:p>
      <text:p text:style-name="dd1">Curabitur auctor nunc sit amet eros. Duis massa risus, venenatis ut, tincidunt in, vulputate at, massa. Ut ut ligu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42cm" fo:text-align="start" style:justify-single-word="false" style:page-number="auto"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dt1" style:family="paragraph" style:parent-style-name="p" style:next-style-name="dd1">
      <style:paragraph-properties fo:margin-left="0%" fo:margin-right="0cm" fo:margin-top="0.21cm" fo:margin-bottom="0cm" fo:text-indent="0cm" style:auto-text-indent="false"/>
      <style:text-properties fo:font-weight="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text:outline-style>
      <text:outline-level-style text:level="1" style:num-prefix="Chapter " style:num-suffix=": " style:num-format="1" text:start-value="2">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4">
        <style:list-level-properties text:min-label-distance="0.381cm"/>
      </text:outline-level-style>
      <text:outline-level-style text:level="6" style:num-format="1" text:display-levels="5">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text-properties fo:font-size="10pt" style:font-size-asian="10pt" style:font-size-complex="10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_20_right"><text:title>Chapter 2</text:title> <text:page-number text:select-page="current">2</text:page-number></text:p>
      </style:header>
      <style:header-left>
        <text:p text:style-name="Header_20_left"><text:page-number text:select-page="current">2</text:page-number> <text:title>Chapter 2</text:title></text:p>
      </style:header-left>
    </style:master-page>
    <style:master-page style:name="Left_20_Page" style:display-name="Left Page" style:page-layout-name="pm2">
      <style:header>
        <text:p text:style-name="Header_20_right"><text:s/><text:title>Chapter 2</text:title> <text:page-number text:select-page="current">2</text:page-number></text:p>
      </style:header>
    </style:master-page>
    <style:master-page style:name="Right_20_Page" style:display-name="Right Page" style:page-layout-name="pm3">
      <style:header>
        <text:p text:style-name="P1"><text:page-number text:select-page="current">2</text:page-number> <text:title>Chapter 2</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hapter 2</dc:title>
    <meta:initial-creator>Daniel de Byl</meta:initial-creator>
    <meta:creation-date>2007-09-29T18:20:44</meta:creation-date>
    <dc:creator>Bron Dye</dc:creator>
    <dc:date>2008-07-03T10:51:37</dc:date>
    <meta:editing-cycles>19</meta:editing-cycles>
    <meta:editing-duration>PT1H31M35S</meta:editing-duration>
    <meta:user-defined meta:name="Info 1"/>
    <meta:user-defined meta:name="Info 2"/>
    <meta:user-defined meta:name="Info 3"/>
    <meta:user-defined meta:name="Info 4"/>
    <meta:document-statistic meta:table-count="1" meta:image-count="0" meta:object-count="0" meta:page-count="2" meta:paragraph-count="30" meta:word-count="533" meta:character-count="3648"/>
  </office:meta>
</office:document-meta>
</file>